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vre à acheter : 9 histoires extraordinaires <text:s/>- Étonnants classiques</text:p>
      <text:p text:style-name="Standard"/>
      <text:p text:style-name="Standard">Cours n°6 : </text:p>
      <text:p text:style-name="Standard">L'extraordinaire quotidien - le mouvement surréaliste.</text:p>
      <text:p text:style-name="Standard"/>
      <text:p text:style-name="Standard">I] Les « ready made » de Marcel Duchamp : des objets ordinaires ??</text:p>
      <text:p text:style-name="Standard"/>
      <text:p text:style-name="Standard">Marcel Duchamp (1887 – 1968) a influencé deux mouvements artistiques : Dada et Surréaliste.</text:p>
      <text:p text:style-name="Standard"/>
      <text:p text:style-name="Standard">Les surréalistes comme Marcel Duchamp utilisent des objets quotidiens qu'ils déposent dans des musées en prétendant que ce sont des œuvres d'art.</text:p>
      <text:p text:style-name="Standard">L'objet ordinaire, en devenant une œuvre d'art, devient extraordinaire.</text:p>
      <text:p text:style-name="Standard">Il s'agit pour Marcel Duchamp de nous amener à réfléchir à ce qu'est une œuvre d'art.</text:p>
      <text:p text:style-name="Standard">Un urinoir posé dans un musée amène à se demander si les tableaux qui l'entoure sont des œuvres d'art. (cf document donné avec les photos)</text:p>
      <text:p text:style-name="Standard">Si on rend un objet du quotidien inutile, on lui donne une autre valeur.</text:p>
      <text:p text:style-name="Standard">Associer un tabouret et une roue de vélo revient à les rendre inutilisables. Or l’œuvre d'art elle-même n'est généralement pas utilit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06T13:34:05.92</meta:creation-date>
    <dc:date>2017-11-06T14:30:13.11</dc:date>
    <dc:creator>Oui Non</dc:creator>
    <meta:editing-duration>PT57M1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1" meta:word-count="154" meta:character-count="941"/>
  </office:meta>
</office:document-meta>
</file>